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W, dB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string" calcext:value-type="string" table:number-columns-spanned="2" table:number-rows-spanned="1">
            <text:p>F = 1.16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1.81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1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4.60 MH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 = 3.46 MHz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, del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37" calcext:value-type="float">
            <text:p>-13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55" calcext:value-type="float">
            <text:p>-15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16:54:11.533618523</dc:date>
    <meta:editing-duration>PT4H10M38S</meta:editing-duration>
    <meta:editing-cycles>4</meta:editing-cycles>
    <meta:generator>LibreOffice/7.3.7.2$Linux_X86_64 LibreOffice_project/30$Build-2</meta:generator>
    <meta:document-statistic meta:table-count="1" meta:cell-count="75" meta:object-count="0"/>
  </office:meta>
</office:document-meta>
</file>